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roid Sans Mono" svg:font-family="'Droid Sans Mono'" style:font-family-generic="swiss" style:font-pitch="fixed"/>
    <style:font-face style:name="TH Sarabun New" svg:font-family="'TH Sarabun New'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rdia New" svg:font-family="'Cordia New'" style:font-family-generic="system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5in" table:align="margins" style:writing-mode="lr-tb"/>
    </style:style>
    <style:style style:name="Table1.A" style:family="table-column">
      <style:table-column-properties style:column-width="3.25in" style:rel-column-width="32767*"/>
    </style:style>
    <style:style style:name="Table1.B" style:family="table-column">
      <style:table-column-properties style:column-width="3.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in" fo:margin-bottom="0.0398in" loext:contextual-spacing="false"/>
      <style:text-properties style:font-name="TH Sarabun New" fo:font-size="16pt" style:font-size-asian="16pt" style:font-name-complex="TH Sarabun New" style:font-size-complex="16pt"/>
    </style:style>
    <style:style style:name="P2" style:family="paragraph" style:parent-style-name="Standard">
      <style:paragraph-properties fo:margin-top="0in" fo:margin-bottom="0.0398in" loext:contextual-spacing="false"/>
      <style:text-properties style:font-name="TH Sarabun New" fo:font-size="16pt" officeooo:paragraph-rsid="000f39dc" style:font-size-asian="16pt" style:font-name-complex="TH Sarabun New" style:font-size-complex="16pt"/>
    </style:style>
    <style:style style:name="P3" style:family="paragraph" style:parent-style-name="Standard">
      <style:paragraph-properties fo:margin-top="0in" fo:margin-bottom="0.0398in" loext:contextual-spacing="false"/>
      <style:text-properties style:font-name="TH Sarabun New" fo:font-size="16pt" fo:font-weight="bold" style:font-size-asian="16pt" style:font-weight-asian="bold" style:font-name-complex="TH Sarabun New" style:font-size-complex="16pt" style:font-weight-complex="bold"/>
    </style:style>
    <style:style style:name="P4" style:family="paragraph" style:parent-style-name="Standard">
      <style:paragraph-properties fo:margin-top="0in" fo:margin-bottom="0.0398in" loext:contextual-spacing="false"/>
      <style:text-properties style:font-name="TH Sarabun New" fo:font-size="16pt" fo:font-weight="bold" officeooo:paragraph-rsid="000f39dc" style:font-size-asian="16pt" style:font-weight-asian="bold" style:font-name-complex="TH Sarabun New" style:font-size-complex="16pt" style:font-weight-complex="bold"/>
    </style:style>
    <style:style style:name="P5" style:family="paragraph" style:parent-style-name="Standard">
      <style:paragraph-properties fo:margin-top="0in" fo:margin-bottom="0.0398in" loext:contextual-spacing="false"/>
      <style:text-properties style:font-name="Droid Sans Mono" fo:font-size="10pt" officeooo:paragraph-rsid="000f39dc" style:font-size-asian="10pt" style:font-name-complex="TH Sarabun New" style:font-size-complex="10pt"/>
    </style:style>
    <style:style style:name="P6" style:family="paragraph" style:parent-style-name="Table_20_Contents">
      <style:paragraph-properties fo:margin-top="0in" fo:margin-bottom="0.0398in" loext:contextual-spacing="false"/>
      <style:text-properties style:font-name="Droid Sans Mono" fo:font-size="10pt" officeooo:rsid="000f39dc" officeooo:paragraph-rsid="000f39dc" style:font-size-asian="10pt" style:font-name-complex="TH Sarabun New" style:font-size-complex="10pt"/>
    </style:style>
    <style:style style:name="P7" style:family="paragraph" style:parent-style-name="Standard" style:master-page-name="Standard">
      <style:paragraph-properties fo:margin-top="0in" fo:margin-bottom="0.0398in" loext:contextual-spacing="false" style:page-number="auto"/>
      <style:text-properties style:font-name="TH Sarabun New" fo:font-size="16pt" fo:font-weight="bold" style:font-size-asian="16pt" style:font-weight-asian="bold" style:font-name-complex="TH Sarabun New" style:font-size-complex="16pt" style:font-weight-complex="bold"/>
    </style:style>
    <style:style style:name="P8" style:family="paragraph" style:parent-style-name="Standard">
      <style:paragraph-properties fo:margin-top="0in" fo:margin-bottom="0.0398in" loext:contextual-spacing="false"/>
      <style:text-properties style:font-name="TH Sarabun New" fo:font-size="16pt" fo:font-style="italic" fo:font-weight="normal" officeooo:rsid="00116e9f" officeooo:paragraph-rsid="00116e9f" style:font-size-asian="16pt" style:font-style-asian="italic" style:font-weight-asian="normal" style:font-name-complex="TH Sarabun New" style:font-size-complex="16pt" style:font-style-complex="italic" style:font-weight-complex="normal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0f39dc"/>
    </style:style>
    <style:style style:name="T3" style:family="text">
      <style:text-properties style:text-position="sub 58%" fo:font-weight="bold" style:font-weight-asian="bold" style:font-weight-complex="bold"/>
    </style:style>
    <style:style style:name="T4" style:family="text">
      <style:text-properties style:text-position="sub 58%" fo:font-weight="bold" officeooo:rsid="000f39dc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super 58%"/>
    </style:style>
    <style:style style:name="T7" style:family="text">
      <style:text-properties officeooo:rsid="000f39dc"/>
    </style:style>
    <style:style style:name="T8" style:family="text">
      <style:text-properties style:text-position="0% 100%" officeooo:rsid="000f39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ile</text:p>
      <text:p text:style-name="P8">Time limit: 1 sec</text:p>
      <text:p text:style-name="P2"><text:tab/>อุดม มีกระเบื้องจัตุรัส อยู่ <text:span text:style-name="T5">N</text:span> แผ่น ซึ่งแต่ละแผ่นมี ความกว้าง A<text:span text:style-name="T1">1</text:span>, A<text:span text:style-name="T1">2</text:span>, …. A<text:span text:style-name="T1">N</text:span> <text:span text:style-name="T7">(หมายความว่ากระเบื้องแต่ละแผ่นมีพื้นที่เท่ากับ A</text:span><text:span text:style-name="T2">1</text:span><text:span text:style-name="T7">*A</text:span><text:span text:style-name="T2">1</text:span><text:span text:style-name="T8">, </text:span><text:span text:style-name="T7">A</text:span><text:span text:style-name="T2">2</text:span><text:span text:style-name="T8">*A</text:span><text:span text:style-name="T2">2 </text:span><text:span text:style-name="T7">, <text:s/>…., A</text:span><text:span text:style-name="T2">N</text:span><text:span text:style-name="T8">*A</text:span><text:span text:style-name="T2">N</text:span><text:span text:style-name="T8">) </text:span>ซึ่งเขาอยากจะนำมาใช้ปูพื้น ให้ได้พื้นที่ <text:span text:style-name="T5">M</text:span> หน่วยพอดี แต่ทว่า ผลรวมของพื้นที่<text:span text:style-name="T7">ข</text:span>องกระเบื้องที่เขามีนั้น อาจ<text:span text:style-name="T7">จะไม่เท่ากับ</text:span>พื้นที่ที่เขาจะใช้</text:p>
      <text:p text:style-name="P1"><text:tab/> โชคดีที่ว่าตอนนี้ร้านกระเบื้องบุญมั่นคง มีโปรโมชั่นพิเศษให้ลูกค้าสามารถนำกระเบื้องที่มีอยู่ไปแลกกระเบื้องจัตุรัสใหม่ที่มีความกว้างเป็นจำนวนเต็มบวกใดก็ได้ โดยจะคิดราคา ตามผลต่างของความกว้าง กำลังสอง เช่น ถ้านำกระเบื้องจัตุรัสความยาว A<text:span text:style-name="T1">i</text:span> มาแลกกับกระเบื้องจัตุรัสความยาว B<text:span text:style-name="T1">i</text:span> จะต้องเสียเงิน |A<text:span text:style-name="T1">i</text:span>-B<text:span text:style-name="T1">i</text:span>|* |A<text:span text:style-name="T1">i</text:span>-B<text:span text:style-name="T1">i</text:span>| บาท โดยทางร้านไม่อนุญาตให้ลูกค้านำกระเบื้องที่แลกซื้อไปแล้วมาแลกอีก<text:bookmark text:name="_GoBack"/> (เช่น หากเอากระเบื้องจัตุรัสความกว้าง 1 ที่มีอยู่เดิม ไปแลกกระเบื้องจัตุรัสความกว้าง 2 ใหม่ มาแล้ว จะนำกระเบื้องจัตุรัสความกว้าง 2 นั้นไปแลกอีกทีไม่ได้)</text:p>
      <text:p text:style-name="P1"><text:tab/>จงเขียนโปรแกรมช่วยอุดมคำนวณเงินน้อยที่สุดที่ต้องใช้ในการแลกกระเบื้องจัตุรัส A<text:span text:style-name="T1">1</text:span>, A<text:span text:style-name="T1">2</text:span>, … A<text:span text:style-name="T1">N</text:span> ให้เป็น กระเบื้องจัตุรัสชุดใหม่โดยใช้โปรโมชั่นของกระเบื้องบุญมั่นคง โดยให้ผลรวมของพื้นที่ของกระเบื้องจัตุรัสชุดใหม่เท่ากับ <text:span text:style-name="T5">M</text:span> โดยหากไม่มีคำตอบ ให้ตอบว่า -1</text:p>
      <text:p text:style-name="P3">Input:</text:p>
      <text:p text:style-name="P1">บรรทัดที่ 1: มีตัวเลข <text:span text:style-name="T5">N</text:span> (1 &lt;= <text:span text:style-name="T5">N</text:span> &lt;= 10) และ <text:span text:style-name="T5">M</text:span> (1 &lt;= <text:span text:style-name="T5">M</text:span> &lt;= 10000).</text:p>
      <text:p text:style-name="P1">บรรทัดที่ 2..1+N: แต่ละบรรทัดระบุความกว้างของกระเบื้องจัตุรัส <text:span text:style-name="T5">A</text:span><text:span text:style-name="T3">1</text:span><text:span text:style-name="T1"> </text:span>ถึง <text:span text:style-name="T5">A</text:span><text:span text:style-name="T3">N</text:span> โดยที่ (1 &lt;= <text:span text:style-name="T5">A</text:span><text:span text:style-name="T4">i</text:span> &lt;= 100)</text:p>
      <text:p text:style-name="P3">Output:</text:p>
      <text:p text:style-name="P1">มีบรรทัดเดียว แสดงจำนวนเงินที่น้อยที่สุดที่ต้องใช้ในการแลกกระเบื้องจัตุรัสให้ผลรวมของพื้นที่เป็น M <text:s/>โดยให้แสดง -1 หากเป็นไปไม่ได้</text:p>
      <text:p text:style-name="P4">ตัวอย่าง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Input</text:p>
          </table:table-cell>
          <table:table-cell table:style-name="Table1.B1" office:value-type="string">
            <text:p text:style-name="P6">Output</text:p>
          </table:table-cell>
        </table:table-row>
        <table:table-row>
          <table:table-cell table:style-name="Table1.A2" office:value-type="string">
            <text:p text:style-name="P5">3 6</text:p>
            <text:p text:style-name="P5">3</text:p>
            <text:p text:style-name="P5">3</text:p>
            <text:p text:style-name="P5">1</text:p>
          </table:table-cell>
          <table:table-cell table:style-name="Table1.B2" office:value-type="string">
            <text:p text:style-name="P6">5</text:p>
          </table:table-cell>
        </table:table-row>
      </table:table>
      <text:p text:style-name="P4"><text:soft-page-break/></text:p>
      <text:p text:style-name="P1"><text:span text:style-name="T5">คำอธิบาย: </text:span>input ระบุว่ามีกระเบื้องจัตุรัสสามแผ่น กว้าง 3, 3, 1 หน่วย และอยากได้พื้นที่ 6 ตารางหน่วย <text:s/>ซึ่งวิธีที่ใช้เงินน้อยสุดคือ นำกระเบื้องจัตุรัสความกว้าง 3อันหนึ่ง ไปแลกเป็น 2, แล้ว นำกระเบื้องจัตุรัสความกว้าง 3อีกอันหนึ่ง ไปแลกเป็น 1. ซึ่งกระเบื้องจัตุรัสชุดใหม่จะมีพื้นที่รวมตามต้องการคือ 2<text:span text:style-name="T6">2</text:span> + 1<text:span text:style-name="T6">2</text:span> + 1<text:span text:style-name="T6">2</text:span> = 6 <text:s/>และใช้เงิน (2-3)*(2-3) + (1-3)*(1-3) = 1 + 4 = 5 บาท ซึ่งคือคำตอบใน output</text:p>
      <text:p text:style-name="P3">ข้อกำหนด</text:p>
      <text:p text:style-name="P1">ใน grader จะ มี 10% ของ test case ที่ N &lt;= 2, M &lt;= 100, A<text:span text:style-name="T1">i</text:span> &lt;= 10</text:p>
      <text:p text:style-name="P1">ใน grader จะ มี 30% ของ test case ที่ N &lt;= 3, M &lt;= 1000, A<text:span text:style-name="T1">i</text:span> &lt;= 30</text:p>
      <text:p text:style-name="P1">ใน grader จะ มี 100% ของ test case ที่ N &lt;= 10, M &lt;= 10000, A<text:span text:style-name="T1">i</text:span> &lt;= 100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Droid Sans Mono" svg:font-family="'Droid Sans Mono'" style:font-family-generic="swiss" style:font-pitch="fixed"/>
    <style:font-face style:name="TH Sarabun New" svg:font-family="'TH Sarabun New'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rdia New" svg:font-family="'Cordia New'" style:font-family-generic="system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Cordia New" style:font-size-complex="14pt" style:language-complex="th" style:country-complex="TH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Cordia New" style:font-size-complex="14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chentanez</meta:initial-creator>
    <meta:editing-cycles>10</meta:editing-cycles>
    <meta:creation-date>2014-09-26T05:49:00</meta:creation-date>
    <dc:date>2014-10-03T11:13:41.939617040</dc:date>
    <meta:editing-duration>PT14M43S</meta:editing-duration>
    <meta:generator>LibreOffice/4.3.2.2.0$Linux_X86_64 LibreOffice_project/430m0$Build-2</meta:generator>
    <meta:document-statistic meta:table-count="1" meta:image-count="0" meta:object-count="0" meta:page-count="2" meta:paragraph-count="23" meta:word-count="492" meta:character-count="1621" meta:non-whitespace-character-count="142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